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, Jewish calendar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illel, Pope Gregory II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Front Cover]</text:p>
      <text:p text:style-name="P3">Post-Biblical/</text:p>
      <text:p text:style-name="P3">47/</text:p>
      <text:p text:style-name="P3"/>
      <text:p text:style-name="P2">[Page 1]</text:p>
      <text:p text:style-name="P2">This Sabbath may <text:span text:style-name="T1">appropriately</text:span><text:span text:style-name="T3"> suitably engage our attention/ to a </text:span><text:span text:style-name="T1">subject connected with a</text:span><text:span text:style-name="T3"> work accomplished in the/ Judean schools, </text:span><text:span text:style-name="T1">to</text:span><text:span text:style-name="T3"> of which I have </text:span><text:span text:style-name="T1">referred</text:span><text:span text:style-name="T3"> spoken at different/ intervals in the course of my post-Biblical lectures./ <text:s/>We have just read an extra section </text:span><text:span text:style-name="T1">of</text:span><text:span text:style-name="T3"> from the Pentateuch, in-/-tended as an announcement of the </text:span><text:span text:style-name="T1">ushering in of the</text:span><text:span text:style-name="T3"> incoming ecclesiastical/ month </text:span><text:span text:style-name="T1">in</text:span><text:span text:style-name="T3"> during which Passover is kept. <text:s/>All should know/ that the </text:span><text:span text:style-name="T1">seasonably correct</text:span><text:span text:style-name="T3"> observance in its proper season of that festival,/ which serves as a guide to all the Jewish holidays of/ the year, is due to the son of Judah II, </text:span><text:span text:style-name="T1">of</text:span><text:span text:style-name="T3"> to whom/ I last </text:span><text:span text:style-name="T1">spoke</text:span><text:span text:style-name="T3"> referred in my series. <text:s/>The decay of paganism and/ the progress of Christianity, through the conversion of/ Constantine, did not improve the condition of our people/ in Palestine. <text:s/>Heavy taxation drained national resources;/ a systematic oppression weakened mental activity./ <text:s/>The cities where learning had flourished, lost much of/ their lustre. <text:s/>Few, deserving the name of Hebrew/ sages, remained in the once famous Jammia, Lydda Sephoris </text:span><text:span text:style-name="T1">Lydda and</text:span><text:span text:style-name="T3"> Tiberias,/ and other ancient centres of sacred learning. <text:s/>Still, from time immemorial a rule had been in force/ which gave the country of our former glory certain pri-/-vileges bearing on the government of our religious affairs./</text:span></text:p>
      <text:p text:style-name="P2"><text:span text:style-name="T3"/></text:p>
      <text:p text:style-name="P2"><text:span text:style-name="T3">[Page 2]</text:span></text:p>
      <text:p text:style-name="P2"><text:span text:style-name="T3">The most important regulation was considered/ that which instructed Israelites how and when to keep/ </text:span><text:soft-page-break/><text:span text:style-name="T3">the festivals unitedly. <text:s/>There is no doubt that the knowledge/ of calculating time had been largely acquired by the/ Rabbis. <text:s/>Indeed, they esteemed it so highly that they/ said [Hebrew]/ "Whoever can cultivate mathematics and astronomy and does/ not do so, neglects a study giving an insight into God's marvelous handi-/work." <text:s/>But that knowledge, so justly valued, was/ jealously </text:span><text:span text:style-name="T1">preserved</text:span><text:span text:style-name="T3"> treasured by its possessors. <text:s/>It was not popularly disclosed. <text:s/>So long/ as the Sanhedrin, or Synod, could meet in any part of the Holy Land,/ the proclamation of each new moon, and of the/ character of the year, whether bissextite or regular,/ was to emanate from that authoritative body, conformably with traditional ordinances./ <text:s/>Witnesses, stationed on a great height, having seen/ the moon at its first appearance, reported it to/ the President of the Sanhedrin, and </text:span><text:span text:style-name="T4">Rosh Chodesh</text:span><text:span text:style-name="T5">/ was, accordingly, declared. <text:s/>To insure a uniform/ observance of the holidays, messengers were expe-/-ditiously sent to various points, to inform Israelites/ on what day, for instance, was Nissan appointed, so that/ Passover might be kept together on the fifteenth thereof;/</text:span></text:p>
      <text:p text:style-name="P2"><text:span text:style-name="T5"/></text:p>
      <text:p text:style-name="P2"><text:span text:style-name="T5">[Page 3]</text:span></text:p>
      <text:p text:style-name="P2"><text:span text:style-name="T5">or when Elul was appointed that Jews might know/ when to celebrate their New Year. <text:s/>The Sanhedrin had/ also a right delegated to it, to add a mouth/ to the year, as often as it was deemed necessary,/ either </text:span><text:span text:style-name="T2">through</text:span><text:span text:style-name="T5"> because of the backwardness of the season, or for/ other reasons of national interest. <text:s/>The additional/ month, whenever resorted to, </text:span><text:span text:style-name="T2">it</text:span><text:span text:style-name="T5"> was made in Adar,/ the month preceding that in which Passover occurred./ <text:s/>I will explain the object. <text:s/>The Jews reckoning/ their months--as the most natural method--by the appearance of the moon, and/ the latter showing itself anew in the sky every 29/ days and a half and some minutes, it followed that/ the Jewish year, or 12 moons, would consist of 354/ days and several hours, whereas the year, calculated/ astronomically by the sun, contains 365 days and se-/-veral hours. <text:s/>Now: the Bible, speaking/ of the month in which the deliverance form Egypt was/ experienced, calls it "the month of Abib". <text:s/>Thus we/ read: [Hebrew] <text:s/>"</text:span><text:span text:style-name="T2">Observe</text:span><text:span text:style-name="T5"> Watch the month/ of Abib, and celebrate the Passover". <text:s/>The word </text:span><text:span text:style-name="T4">Abib</text:span><text:span text:style-name="T5">/ means, "springing up," and refers to the season, in which/</text:span></text:p>
      <text:p text:style-name="P2"><text:span text:style-name="T5"/></text:p>
      <text:p text:style-name="P2"><text:span text:style-name="T5">[Page 4]</text:span></text:p>
      <text:p text:style-name="P2"><text:span text:style-name="T5">nature,--specially in warm climates like/ Palestine,--shows signs of a revival by new pro-/-ductions. <text:s/>But the yeilding[sic!] of the soil depends/ upon the sun which quickens, heats </text:span><text:span text:style-name="T2">it</text:span><text:span text:style-name="T5"> and fructifies it, conse-/quently Passover must be kept when the sun has/ begun to ripen vegetable and fruits, or at Spring./ <text:s/></text:span><text:span text:style-name="T2">Moreover</text:span><text:span text:style-name="T5"> Besides, Israelites were obliged in olden times to/ bring to the altar on the second day of Passover the </text:span><text:span text:style-name="T4">Omer</text:span><text:span text:style-name="T5">, or an/ offering of flour made of the barley harvest, which/ was the earliest to mature in Judea. <text:s/>It is/ </text:span><text:span text:style-name="T2">obvious</text:span><text:span text:style-name="T5"> clear therefore that Passover must be regulated by/ the sun and not by the moon. <text:s/>To do so effectually,/ and prevent the festival from going back to winter,/ an</text:span><text:span text:style-name="T2">d additional</text:span><text:span text:style-name="T5"> intercalary month was </text:span><text:span text:style-name="T2">added</text:span><text:span text:style-name="T5"> introduced every now and/ then before that festival arrived, so as to equalize/ the number of days between the 354 of twelve/ moons and the 365 of the twelve solar months./ <text:s/>When the schools of Judea were flourishing, and/ while a competent synod </text:span><text:span text:style-name="T2">continued</text:span><text:span text:style-name="T5"> lasted, all regulations/ proceeded from thence; but during the fourth century/ of the Christian era, </text:span><text:span text:style-name="T2">about 358</text:span><text:span text:style-name="T5"> the schools/ were growing less in importance, and the Synod </text:span><text:span text:style-name="T2">greatly [?] fast [?]</text:span><text:span text:style-name="T5"> waned greatly in its power.</text:span><text:span text:style-name="T2">less</text:span><text:span text:style-name="T5">/ </text:span></text:p>
      <text:p text:style-name="P2"><text:span text:style-name="T5"/></text:p>
      <text:p text:style-name="P2"><text:span text:style-name="T5">[Page 5]</text:span></text:p>
      <text:p text:style-name="P2"><text:span text:style-name="T5"><text:tab/>It was a noble self-denial </text:span><text:span text:style-name="T2">which led</text:span><text:span text:style-name="T5"> in the Pre-/-sident of the Sanhedrin, Hillel II, to relinquish/ the </text:span><text:span text:style-name="T2">exclusive</text:span><text:span text:style-name="T5"> prerogative of regulating the new/ moons and the intercalary month which was exclusively his own, and fix a ca-/-lendar in which every Jew, wherever he might dwell,/ should have a guide and be not forced to </text:span><text:span text:style-name="T2">consult</text:span><text:span text:style-name="T5"> apply to/ Rabbinical authority. <text:s/>That wise and good/ man--a worthy descendant of his self-sacrificing and/ peace-loving ancestor Hillel I--, foresaw that with/ the spread of Christianity, </text:span><text:span text:style-name="T2">and</text:span><text:span text:style-name="T5"> the continuance of/ Israelites in the Holy Land became precarious and/ Judaism was </text:span><text:soft-page-break/><text:span text:style-name="T5">exposed to severe trials. <text:s/></text:span><text:span text:style-name="T2">of</text:span><text:span text:style-name="T5"> Yet, </text:span><text:span text:style-name="T2">if</text:span><text:span text:style-name="T5"> though the/ dispersion should grow </text:span><text:span text:style-name="T2">ever so</text:span><text:span text:style-name="T5"> world wide, and </text:span><text:span text:style-name="T2">the</text:span><text:span text:style-name="T5"> suf-/ferings still more fearful, the religious unity of/ his people must not be broken up. <text:s/>So thought/ Hillel, and this pious sentiment suggested the laying/ down of rules for a calendar, which has lasted,/ without a change, since the year 358 of the </text:span><text:span text:style-name="T2">Christ-</text:span><text:span text:style-name="T5"> vulgar/ </text:span><text:span text:style-name="T2">-ian</text:span><text:span text:style-name="T5"> era in which it was formulated./</text:span></text:p>
      <text:p text:style-name="P2"><text:span text:style-name="T5">It cannot be expected that I shall go into details/ upon this complicated subject. <text:s/>It </text:span><text:span text:style-name="T2">is</text:span><text:span text:style-name="T5"> constitutes a study as/ deep as it is interesting, and among those who have/</text:span></text:p>
      <text:p text:style-name="P2"><text:span text:style-name="T5"/></text:p>
      <text:p text:style-name="P2"><text:span text:style-name="T5">[Page 6]</text:span></text:p>
      <text:p text:style-name="P2"><text:span text:style-name="T5">enlarged thereon, David Nieto that wrote in Hebrew,/ </text:span><text:span text:style-name="T2">and</text:span><text:span text:style-name="T5"> in Spanish and in Italian, may be profitably </text:span><text:span text:style-name="T2">read</text:span><text:span text:style-name="T5"> consulted. <text:s/>In the En-/-glish language, a perusal of the introduction by the late Ab-/-raham De Sola to the Calendar, which he jointly/ issued with Jaques J. Lyons, will prove instructive./ <text:s/>But not to dismiss here the topic altogether, I will/ simply say that Jewish months are alternately/ of 29 and 30 days. <text:s/>Properly speaking, they are/ of 29 days and a half and some minutes each which/ is the length of time occupied by the moon to go/ through its </text:span><text:span text:style-name="T2">various</text:span><text:span text:style-name="T5"> eight phases and appear anew. <text:s/>But rather than cal-/-culate so oddly, we </text:span><text:span text:style-name="T2">add</text:span><text:span text:style-name="T5"> join two half days </text:span><text:span text:style-name="T2">each</text:span><text:span text:style-name="T5"> every other/ </text:span><text:span text:style-name="T2">d</text:span><text:span text:style-name="T5"> month and keep then Rosh Chodesh two days;/ the 30th and the succeeding day. <text:s/>To dispose/ of the minutes in excess of the days Hillel ordered that the month of/ Heshvan, following our </text:span><text:span text:style-name="T2">fall</text:span><text:span text:style-name="T5"> autumnal holidays, should occasion-/-ally be, like the preceding, of 30 days, instead of 29./ <text:s/>About the leap </text:span><text:span text:style-name="T2">years</text:span><text:span text:style-name="T5"> or bissextite years, the Sage/ arranged it so, that there should be seven year/s containing thirteen lunar months, in a cycle of/ of[sic!] nineteen years; namely, the 3rd, the 6th,/</text:span></text:p>
      <text:p text:style-name="P2"><text:span text:style-name="T5"/></text:p>
      <text:p text:style-name="P2"><text:span text:style-name="T5">[Page 7]</text:span></text:p>
      <text:p text:style-name="P2"><text:span text:style-name="T5">the 8th, the 11th, the 14th, the 17th, and/ the 19th. <text:s/>For other reasons needing too lengthy an explanation, he ordered/ that certain holidays should not fall on certain/ days of the week, and that Rosh Chodesh be put/ off to another day, when the conjunction, or the/ meeting of the moon and the sun, takes place/ at certain hours. <text:s/>The astronomical/ knowledge displayed in the Jewish Calendar has/ won the admiration of scientists in all </text:span><text:span text:style-name="T2">ages</text:span><text:span text:style-name="T5"> civilized countries, and/ its approach to </text:span><text:span text:style-name="T2">perfection</text:span><text:span text:style-name="T5"> mathematical precision was made visibly ma-/-nifest in 1582, when Pope Gregory XIII, felt/ bound to commit the monstrosity of </text:span><text:span text:style-name="T2">cutting</text:span><text:span text:style-name="T5">/ </text:span><text:span text:style-name="T2">down</text:span><text:span text:style-name="T5"> shortening the month of October of that year of full/ ten days, making it a month of 21 days, because Easter,/ which should be regulated like the Jewish Passover,/ was being kept after the prescribed season. <text:s/>Thus,/ Christianity which indirectly compelled the work of/ Hillel II in the fourth century, virtually accepted/ that work and paid homage thereto in the Sixteenth/ century. <text:s/>Nemesis arose </text:span><text:span text:style-name="T2">to do us justice</text:span><text:span text:style-name="T5"> and vindicated the wisdom of our Sages even in/ the department of science./</text:span></text:p>
      <text:p text:style-name="P2"><text:span text:style-name="T5">Rabbinical writings tell</text:span><text:span text:style-name="T2">s</text:span><text:span text:style-name="T5"> us scarcely anything of the/</text:span></text:p>
      <text:p text:style-name="P2"><text:span text:style-name="T5"/></text:p>
      <text:p text:style-name="P2"><text:span text:style-name="T5">[Page 8]</text:span></text:p>
      <text:p text:style-name="P2"><text:span text:style-name="T5">life of our Hillel, beyond giving him and his synod/ the credit of having prepared a thorough Almanac./ <text:s/>Some maxims embodied in treatise </text:span><text:span text:style-name="T4">Aboth</text:span><text:span text:style-name="T5">, connected/ with his name in the opinion of some Rabbis, would seem to me </text:span><text:span text:style-name="T2">an</text:span><text:span text:style-name="T5"> more likely to have </text:span><text:span text:style-name="T2">emanated</text:span><text:span text:style-name="T5"> proceeded/ form his illustrious ancestor Hillel I, famous for his pithy sentences and </text:span><text:span text:style-name="T2">maxims</text:span><text:span text:style-name="T5"> aphorisms. <text:s/>But profane/ history makes honorable mention of Hillel II. <text:s/>The/ Emperor Julian, whom the Christian church calls/ "the apostate," because he denied the divinity of its/ founder, but whom even his enemies confess to have/ been a brave and well learned man, styled our Sage/ his </text:span><text:span text:style-name="T2">venerable</text:span><text:span text:style-name="T5"> estimable friend. <text:s/>In an astonishing letter, full/ of kind expressions to our people, the </text:span><text:span text:style-name="T2">grand son</text:span><text:span text:style-name="T5"> nephew of Constan-/-tine, wrote "I have advised my brother, the venerable pa-/-triarch Hillel to stop the tax paid hitherto". <text:s/>All know/ that the reign of Julian lasted no more than two years,/ and that his decree for the rebuilding of Jerusalem and the Temple was/ not carried out. <text:s/>But though human assistance/ failed us then and too often in subsequent ages, the/ Dweller in heaven who neither slumbers nor sleeps watch-/-ed over our destiny. <text:s/>We have lived to this day, and </text:span><text:span text:style-name="T2">we</text:span><text:span text:style-name="T5"> Jews/ are </text:span><text:soft-page-break/><text:span text:style-name="T5">now preparing to celebrate the greatest event in our/ </text:span></text:p>
      <text:p text:style-name="P2"><text:span text:style-name="T5"/></text:p>
      <text:p text:style-name="P2"><text:span text:style-name="T5">[Page 9]</text:span></text:p>
      <text:p text:style-name="P2"><text:span text:style-name="T5">annals, keeping the Passover in the month/ of Abib, at the season ordained by our Celestial/ Redeemer, and annually </text:span><text:span text:style-name="T2">kept with precision</text:span><text:span text:style-name="T5"> observed in religious Union/ through the zealous labors of Hillel II, the good/ and the wis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1:24:45.53</meta:creation-date>
    <meta:document-statistic meta:table-count="0" meta:image-count="0" meta:object-count="0" meta:page-count="5" meta:paragraph-count="83" meta:word-count="1836" meta:character-count="11363"/>
    <dc:date>2013-01-08T12:22:57.19</dc:date>
    <meta:editing-duration>PT7M51S</meta:editing-duration>
    <meta:editing-cycles>1</meta:editing-cycles>
    <meta:generator>OpenOffice.org/3.4.1$Win32 OpenOffice.org_project/341m1$Build-9593</meta:generator>
  </office:meta>
</office:document-meta>
</file>